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MME surgiu devido <text:s/>aos problemas apresentadas pela RFC 822 que consistia exclusivamente em mensagens de texto escritas em linguagem comum e expressas em código ASCII. Problemas como o envio e recebimento de mensagens com acentos, em alfabetos não-latinos, idiomas sem alfabetos e mensagens que não apresentam texto como imagens e aúdio. O cabeçalho do RF822 está descrito a seguir:</text:p>
      <text:p text:style-name="Standard"/>
      <text:p text:style-name="Standard">\begin{itemize}</text:p>
      <text:p text:style-name="Standard">\item \textbf{Date:} a data e a hora em que a mensagem foi enviada;</text:p>
      <text:p text:style-name="Standard">\item \textbf{Reply-To:} o endereço de correio eletrônico para onde as respostas devem ser enviadas;</text:p>
      <text:p text:style-name="Standard">\item \textbf{Message-Id:} número exclusivo que faz referência a essa mensagem posteriormente;</text:p>
      <text:p text:style-name="Standard">\item \textbf{In-Reply-To:} \textbf{Message-Id} da mensagem original correspondente a essa resposta;</text:p>
      <text:p text:style-name="Standard">\item \textbf{References: } outras \textbf{Message-Id} relevantes;</text:p>
      <text:p text:style-name="Standard">\item \textbf{Keywords: } palavras chave do usuário;</text:p>
      <text:p text:style-name="Standard">\item \textbf{Subject: } resumo da mensagem apresentado em apenasuma linha.</text:p>
      <text:p text:style-name="Standard">\end{itemize}</text:p>
      <text:p text:style-name="Standard"/>
      <text:p text:style-name="Standard">Dessa maneira surgiu a RFC 1341 e atualizada RFCs 2045 a 2049 que foram denominadas de MME (Multipurpoose Internet Mail Extensions) que é amplamente utilizada. Esta continua usando a RFC822 mas inclui as regras para mensagens que não utiliam ASCII, além disso ele inclui cinco cabeçalhos</text:p>
      <text:p text:style-name="Standard"/>
      <text:p text:style-name="Standard">\begin{itemize}</text:p>
      <text:p text:style-name="Standard">\item \textbf{MME-Version:} identifica <text:s/>versão do MIME;</text:p>
      <text:p text:style-name="Standard">\item \textbf{Cotent description:} identifica o conteúdo da mensagem;</text:p>
      <text:p text:style-name="Standard">\item \textbf{Content-Id:} identificador exclusivo;</text:p>
      <text:p text:style-name="Standard">\item \textbf{Content-Transfer-Encondig:} como o corpo da mensagem é codificado para transmissão;</text:p>
      <text:p text:style-name="Standard">\item \textbf{Cotent-Type} tipo e formato do conteúdo.</text:p>
      <text:p text:style-name="Standard">\end{itemiz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 </meta:initial-creator>
    <meta:creation-date>2014-11-24T21:51:29</meta:creation-date>
    <dc:date>2014-11-24T22:08:41</dc:date>
    <dc:creator>alunos </dc:creator>
    <meta:editing-duration>PT2S</meta:editing-duration>
    <meta:editing-cycles>1</meta:editing-cycles>
    <meta:document-statistic meta:table-count="0" meta:image-count="0" meta:object-count="0" meta:page-count="1" meta:paragraph-count="18" meta:word-count="217" meta:character-count="1606" meta:non-whitespace-character-count="1405"/>
    <meta:generator>LibreOffice/3.5$Linux_X86_64 LibreOffice_project/350m1$Build-2</meta:generator>
  </office:meta>
</office:document-meta>
</file>